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352cm" fo:min-width="1.746cm"/>
    </style:style>
    <style:style style:name="gr2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1.745cm"/>
    </style:style>
    <style:style style:name="gr3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0.753cm"/>
    </style:style>
    <style:style style:name="gr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847cm" fo:min-width="7.6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5cm" fo:min-width="2.906cm"/>
    </style:style>
    <style:style style:name="gr6" style:family="graphic" style:parent-style-name="objectwithoutfill">
      <style:graphic-properties draw:marker-end="Arrow_20_concave" draw:marker-end-width="0.3cm" draw:fill="solid"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0.753cm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546cm" fo:min-width="10.928cm"/>
    </style:style>
    <style:style style:name="gr10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0.822cm"/>
    </style:style>
    <style:style style:name="gr1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45cm" fo:min-width="10.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5cm" fo:min-width="2.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cm" fo:min-width="2.65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cm" fo:min-width="1.7cm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544cm" fo:min-width="8.177cm"/>
    </style:style>
    <style:style style:name="gr1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054cm" fo:min-width="6.999cm"/>
    </style:style>
    <style:style style:name="gr1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45cm" fo:min-width="8.7cm"/>
    </style:style>
    <style:style style:name="P1" style:family="paragraph">
      <style:paragraph-properties fo:margin-top="0cm" fo:margin-bottom="0cm" fo:text-align="center"/>
      <style:text-properties style:font-name="Bahnschrift Light1" fo:font-size="10pt" fo:letter-spacing="normal" fo:font-weight="bold" style:font-weight-asian="bold" style:font-weight-complex="bold"/>
    </style:style>
    <style:style style:name="P2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Light1" fo:font-size="10pt" fo:letter-spacing="normal" fo:font-weight="bold" style:font-weight-asian="bold" style:font-weight-complex="bold"/>
    </style:style>
    <style:style style:name="P3" style:family="paragraph">
      <style:paragraph-properties fo:margin-top="0cm" fo:margin-bottom="0cm" fo:text-align="center"/>
      <style:text-properties style:font-name="Bahnschrift Light1" fo:font-size="10pt" fo:letter-spacing="normal"/>
    </style:style>
    <style:style style:name="P4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Light1" fo:font-size="10pt" fo:letter-spacing="normal"/>
    </style:style>
    <style:style style:name="P5" style:family="paragraph">
      <loext:graphic-properties draw:fill="none" draw:fill-color="#ffffff" draw:opacity="50%"/>
      <style:paragraph-properties fo:margin-top="0cm" fo:margin-bottom="0cm" fo:text-align="center"/>
      <style:text-properties style:font-name="Bahnschrift Light1" fo:font-size="10pt" fo:letter-spacing="normal"/>
    </style:style>
    <style:style style:name="P6" style:family="paragraph">
      <loext:graphic-properties draw:fill="none"/>
      <style:paragraph-properties fo:text-align="center"/>
      <style:text-properties fo:font-size="10pt" fo:letter-spacing="normal"/>
    </style:style>
    <style:style style:name="P7" style:family="paragraph">
      <loext:graphic-properties draw:fill="solid"/>
      <style:paragraph-properties fo:text-align="center"/>
      <style:text-properties fo:font-size="10pt"/>
    </style:style>
    <style:style style:name="P8" style:family="paragraph">
      <loext:graphic-properties draw:fill="none" draw:fill-color="#ffffff" draw:opacity="50%"/>
      <style:paragraph-properties fo:margin-top="0cm" fo:margin-bottom="0cm" fo:text-align="start"/>
      <style:text-properties style:font-name="Bahnschrift Light1" fo:font-size="10pt" fo:letter-spacing="normal"/>
    </style:style>
    <style:style style:name="T1" style:family="text">
      <style:text-properties fo:font-weight="bold" style:font-size-asian="14pt" style:font-weight-asian="bold" style:font-size-complex="14pt" style:font-weight-complex="bold"/>
    </style:style>
    <style:style style:name="T2" style:family="text">
      <style:text-properties style:font-size-asian="14pt" style:font-size-complex="14pt"/>
    </style:style>
    <style:style style:name="T3" style:family="text">
      <style:text-properties style:font-size-asian="12pt" style:font-size-complex="12pt"/>
    </style:style>
    <style:style style:name="T4" style:family="text">
      <style:text-properties fo:font-style="italic" style:font-size-asian="12pt" style:font-style-asian="italic" style:font-size-complex="12pt" style:font-style-complex="italic"/>
    </style:style>
    <style:style style:name="T5" style:family="text">
      <style:text-properties fo:font-style="normal" style:font-size-asian="14pt" style:font-style-asian="normal" style:font-size-complex="14pt" style:font-style-complex="normal"/>
    </style:style>
    <style:style style:name="T6" style:family="text">
      <style:text-properties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2.911cm" svg:height="0.602cm" svg:x="9.045cm" svg:y="1.5cm">
          <draw:text-box>
            <text:p text:style-name="P1"><text:span text:style-name="T1">SUPERSERVER</text:span></text:p>
          </draw:text-box>
        </draw:frame>
        <draw:frame draw:style-name="gr2" draw:text-style-name="P4" draw:layer="layout" svg:width="12.135cm" svg:height="0.953cm" svg:x="4.433cm" svg:y="5.501cm">
          <draw:text-box>
            <text:p text:style-name="P3"><text:span text:style-name="T2">Creazione di una socket per ogni servizio che viene concesso con il comando</text:span><text:span text:style-name="T2"><text:line-break/></text:span><text:span text:style-name="T2">sfd = socket()</text:span></text:p>
          </draw:text-box>
        </draw:frame>
        <draw:frame draw:style-name="gr3" draw:text-style-name="P4" draw:layer="layout" svg:width="1.404cm" svg:height="0.747cm" svg:x="9.812cm" svg:y="7.702cm">
          <draw:text-box>
            <text:p text:style-name="P3"><text:span text:style-name="T2">bind()</text:span></text:p>
          </draw:text-box>
        </draw:frame>
        <draw:frame draw:style-name="gr4" draw:text-style-name="P5" draw:layer="layout" svg:width="8.444cm" svg:height="1.097cm" svg:x="6.278cm" svg:y="3.503cm">
          <draw:text-box>
            <text:p text:style-name="P3"><text:span text:style-name="T3">Lettura del file di configurazione e salvataggio delle </text:span></text:p>
            <text:p text:style-name="P3"><text:span text:style-name="T3">Informazioni in struttura dati</text:span></text:p>
          </draw:text-box>
        </draw:frame>
        <draw:custom-shape draw:style-name="gr5" draw:text-style-name="P6" draw:layer="layout" svg:width="6.81cm" svg:height="1.5cm" svg:x="7.1cm" svg:y="9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.822cm" svg:height="0.747cm" svg:x="9.089cm" svg:y="10.303cm">
          <draw:text-box>
            <text:p text:style-name="P3"><text:span text:style-name="T2">if service == tcp</text:span></text:p>
          </draw:text-box>
        </draw:frame>
        <draw:line draw:style-name="gr6" draw:text-style-name="P7" draw:layer="layout" svg:x1="10.5cm" svg:y1="2.3cm" svg:x2="10.5cm" svg:y2="3.4cm">
          <text:p/>
        </draw:line>
        <draw:line draw:style-name="gr6" draw:text-style-name="P7" draw:layer="layout" svg:x1="10.5cm" svg:y1="8.3cm" svg:x2="10.5cm" svg:y2="9.4cm">
          <text:p/>
        </draw:line>
        <draw:line draw:style-name="gr6" draw:text-style-name="P7" draw:layer="layout" svg:x1="10.5cm" svg:y1="6.3cm" svg:x2="10.5cm" svg:y2="7.4cm">
          <text:p/>
        </draw:line>
        <draw:line draw:style-name="gr7" draw:text-style-name="P7" draw:layer="layout" svg:x1="6.8cm" svg:y1="10.7cm" svg:x2="5.7cm" svg:y2="10.7cm">
          <text:p/>
        </draw:line>
        <draw:line draw:style-name="gr6" draw:text-style-name="P7" draw:layer="layout" svg:x1="5.7cm" svg:y1="10.7cm" svg:x2="5.7cm" svg:y2="10.7cm">
          <text:p/>
        </draw:line>
        <draw:line draw:style-name="gr6" draw:text-style-name="P7" draw:layer="layout" svg:x1="5.7cm" svg:y1="10.7cm" svg:x2="5.7cm" svg:y2="11.79cm">
          <text:p/>
        </draw:line>
        <draw:frame draw:style-name="gr8" draw:text-style-name="P5" draw:layer="layout" svg:width="1.34cm" svg:height="0.747cm" svg:x="5.088cm" svg:y="10.004cm">
          <draw:text-box>
            <text:p text:style-name="P3"><text:span text:style-name="T2">TRUE</text:span></text:p>
          </draw:text-box>
        </draw:frame>
        <draw:frame draw:style-name="gr8" draw:text-style-name="P5" draw:layer="layout" svg:width="1.607cm" svg:height="0.747cm" svg:x="4.889cm" svg:y="11.805cm">
          <draw:text-box>
            <text:p text:style-name="P3"><text:span text:style-name="T2">listen()</text:span></text:p>
          </draw:text-box>
        </draw:frame>
        <draw:line draw:style-name="gr7" draw:text-style-name="P7" draw:layer="layout" svg:x1="5.7cm" svg:y1="12.4cm" svg:x2="5.7cm" svg:y2="13cm">
          <text:p/>
        </draw:line>
        <draw:line draw:style-name="gr7" draw:text-style-name="P7" draw:layer="layout" svg:x1="15.2cm" svg:y1="10.7cm" svg:x2="14.1cm" svg:y2="10.7cm">
          <text:p/>
        </draw:line>
        <draw:line draw:style-name="gr7" draw:text-style-name="P7" draw:layer="layout" svg:x1="15.2cm" svg:y1="10.7cm" svg:x2="15.2cm" svg:y2="13cm">
          <text:p/>
        </draw:line>
        <draw:frame draw:style-name="gr8" draw:text-style-name="P5" draw:layer="layout" svg:width="1.552cm" svg:height="0.747cm" svg:x="14.389cm" svg:y="10.005cm">
          <draw:text-box>
            <text:p text:style-name="P3"><text:span text:style-name="T2">FALSE</text:span></text:p>
          </draw:text-box>
        </draw:frame>
        <draw:line draw:style-name="gr7" draw:text-style-name="P7" draw:layer="layout" svg:x1="5.7cm" svg:y1="13cm" svg:x2="15.2cm" svg:y2="13cm">
          <text:p/>
        </draw:line>
        <draw:line draw:style-name="gr6" draw:text-style-name="P7" draw:layer="layout" svg:x1="10.5cm" svg:y1="13cm" svg:x2="10.5cm" svg:y2="14.1cm">
          <text:p/>
        </draw:line>
        <draw:frame draw:style-name="gr9" draw:text-style-name="P5" draw:layer="layout" svg:width="11.428cm" svg:height="0.953cm" svg:x="4.9cm" svg:y="14.104cm">
          <draw:text-box>
            <text:p text:style-name="P3"><text:span text:style-name="T3">Viene chiamato l’handle del sigchld per gestire correttamente il termine</text:span><text:span text:style-name="T3"><text:line-break/></text:span><text:span text:style-name="T3">di uno dei processi figli (servizi richiesti)</text:span></text:p>
          </draw:text-box>
        </draw:frame>
        <draw:frame draw:style-name="gr10" draw:text-style-name="P4" draw:layer="layout" svg:width="1.683cm" svg:height="0.747cm" svg:x="9.659cm" svg:y="18.402cm">
          <draw:text-box>
            <text:p text:style-name="P3"><text:span text:style-name="T2">select()</text:span></text:p>
          </draw:text-box>
        </draw:frame>
        <draw:line draw:style-name="gr6" draw:text-style-name="P7" draw:layer="layout" svg:x1="10.5cm" svg:y1="17.3cm" svg:x2="10.5cm" svg:y2="18.4cm">
          <text:p/>
        </draw:line>
        <draw:frame draw:style-name="gr11" draw:text-style-name="P5" draw:layer="layout" svg:width="11.2cm" svg:height="1.304cm" svg:x="4.9cm" svg:y="16.105cm">
          <draw:text-box>
            <text:p text:style-name="P3"><text:span text:style-name="T3">Viene inizializzata la struttura </text:span><text:span text:style-name="T4">fd_set <text:s/></text:span><text:span text:style-name="T3">con la chiamata di FD_ZERO() e </text:span><text:span text:style-name="T3"><text:line-break/></text:span><text:span text:style-name="T3">FD_SET() per passare alla select i file descriptor delle socket </text:span></text:p>
            <text:p text:style-name="P3"><text:span text:style-name="T3">che attendono un messaggio</text:span></text:p>
          </draw:text-box>
        </draw:frame>
        <draw:line draw:style-name="gr6" draw:text-style-name="P7" draw:layer="layout" svg:x1="10.5cm" svg:y1="15cm" svg:x2="10.5cm" svg:y2="16.1cm">
          <text:p/>
        </draw:line>
        <draw:line draw:style-name="gr6" draw:text-style-name="P7" draw:layer="layout" svg:x1="10.5cm" svg:y1="4.4cm" svg:x2="10.5cm" svg:y2="5.5cm">
          <text:p/>
        </draw:line>
        <draw:custom-shape draw:style-name="gr12" draw:text-style-name="P6" draw:layer="layout" svg:width="6.8cm" svg:height="1.5cm" svg:x="7.1cm" svg:y="22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2.822cm" svg:height="0.747cm" svg:x="9.089cm" svg:y="22.503cm">
          <draw:text-box>
            <text:p text:style-name="P3"><text:span text:style-name="T2">if service == tcp</text:span></text:p>
          </draw:text-box>
        </draw:frame>
        <draw:line draw:style-name="gr7" draw:text-style-name="P7" draw:layer="layout" svg:x1="6.8cm" svg:y1="22.9cm" svg:x2="5.7cm" svg:y2="22.9cm">
          <text:p/>
        </draw:line>
        <draw:line draw:style-name="gr6" draw:text-style-name="P7" draw:layer="layout" svg:x1="5.7cm" svg:y1="22.9cm" svg:x2="5.7cm" svg:y2="22.9cm">
          <text:p/>
        </draw:line>
        <draw:line draw:style-name="gr6" draw:text-style-name="P7" draw:layer="layout" svg:x1="5.7cm" svg:y1="22.9cm" svg:x2="5.7cm" svg:y2="23.99cm">
          <text:p/>
        </draw:line>
        <draw:frame draw:style-name="gr8" draw:text-style-name="P5" draw:layer="layout" svg:width="1.34cm" svg:height="0.747cm" svg:x="5.088cm" svg:y="22.204cm">
          <draw:text-box>
            <text:p text:style-name="P3"><text:span text:style-name="T2">TRUE</text:span></text:p>
          </draw:text-box>
        </draw:frame>
        <draw:frame draw:style-name="gr8" draw:text-style-name="P5" draw:layer="layout" svg:width="4.549cm" svg:height="0.747cm" svg:x="3.389cm" svg:y="24.005cm">
          <draw:text-box>
            <text:p text:style-name="P3"><text:span text:style-name="T2">connection_sfd = acccept()</text:span></text:p>
          </draw:text-box>
        </draw:frame>
        <draw:line draw:style-name="gr7" draw:text-style-name="P7" draw:layer="layout" svg:x1="5.7cm" svg:y1="24.6cm" svg:x2="5.7cm" svg:y2="25.2cm">
          <text:p/>
        </draw:line>
        <draw:line draw:style-name="gr7" draw:text-style-name="P7" draw:layer="layout" svg:x1="15.2cm" svg:y1="22.9cm" svg:x2="14.1cm" svg:y2="22.9cm">
          <text:p/>
        </draw:line>
        <draw:line draw:style-name="gr7" draw:text-style-name="P7" draw:layer="layout" svg:x1="15.2cm" svg:y1="22.9cm" svg:x2="15.2cm" svg:y2="25.2cm">
          <text:p/>
        </draw:line>
        <draw:frame draw:style-name="gr8" draw:text-style-name="P5" draw:layer="layout" svg:width="1.552cm" svg:height="0.747cm" svg:x="14.389cm" svg:y="22.205cm">
          <draw:text-box>
            <text:p text:style-name="P3"><text:span text:style-name="T2">FALSE</text:span></text:p>
          </draw:text-box>
        </draw:frame>
        <draw:line draw:style-name="gr7" draw:text-style-name="P7" draw:layer="layout" svg:x1="5.7cm" svg:y1="25.2cm" svg:x2="15.2cm" svg:y2="25.2cm">
          <text:p/>
        </draw:line>
        <draw:line draw:style-name="gr6" draw:text-style-name="P7" draw:layer="layout" svg:x1="10.5cm" svg:y1="25.2cm" svg:x2="10.5cm" svg:y2="26.3cm">
          <text:p/>
        </draw:line>
        <draw:line draw:style-name="gr6" draw:text-style-name="P7" draw:layer="layout" svg:x1="10.5cm" svg:y1="18.9cm" svg:x2="10.5cm" svg:y2="20cm">
          <text:p/>
        </draw:line>
        <draw:frame draw:style-name="gr8" draw:text-style-name="P5" draw:layer="layout" svg:width="2.119cm" svg:height="0.747cm" svg:x="9.39cm" svg:y="26.306cm">
          <draw:text-box>
            <text:p text:style-name="P3"><text:span text:style-name="T2">pid = fork()</text:span></text:p>
          </draw:text-box>
        </draw:frame>
        <draw:line draw:style-name="gr6" draw:text-style-name="P7" draw:layer="layout" svg:x1="10.5cm" svg:y1="26.9cm" svg:x2="10.5cm" svg:y2="28cm">
          <text:p/>
        </draw:line>
        <draw:custom-shape draw:style-name="gr13" draw:text-style-name="P6" draw:layer="layout" svg:width="6.3cm" svg:height="1.5cm" svg:x="7.4cm" svg:y="2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1.865cm" svg:height="0.747cm" svg:x="9.568cm" svg:y="28.503cm">
          <draw:text-box>
            <text:p text:style-name="P3"><text:span text:style-name="T2">if pid == 0</text:span></text:p>
          </draw:text-box>
        </draw:frame>
        <draw:line draw:style-name="gr7" draw:text-style-name="P7" draw:layer="layout" svg:x1="7.2cm" svg:y1="28.9cm" svg:x2="6.1cm" svg:y2="28.9cm">
          <text:p/>
        </draw:line>
        <draw:line draw:style-name="gr6" draw:text-style-name="P7" draw:layer="layout" svg:x1="6.1cm" svg:y1="28.9cm" svg:x2="6.1cm" svg:y2="28.9cm">
          <text:p/>
        </draw:line>
        <draw:line draw:style-name="gr6" draw:text-style-name="P7" draw:layer="layout" svg:x1="6.1cm" svg:y1="28.9cm" svg:x2="6.1cm" svg:y2="29.99cm">
          <text:p/>
        </draw:line>
        <draw:frame draw:style-name="gr8" draw:text-style-name="P5" draw:layer="layout" svg:width="3.021cm" svg:height="0.953cm" svg:x="4.588cm" svg:y="28.004cm">
          <draw:text-box>
            <text:p text:style-name="P3"><text:span text:style-name="T2">TRUE</text:span><text:span text:style-name="T2"><text:line-break/></text:span><text:span text:style-name="T2">(processo figlio)</text:span></text:p>
          </draw:text-box>
        </draw:frame>
        <draw:line draw:style-name="gr7" draw:text-style-name="P7" draw:layer="layout" svg:x1="6.1cm" svg:y1="39.3cm" svg:x2="6.1cm" svg:y2="39.9cm">
          <text:p/>
        </draw:line>
        <draw:line draw:style-name="gr7" draw:text-style-name="P7" draw:layer="layout" svg:x1="15.2cm" svg:y1="28.9cm" svg:x2="14.1cm" svg:y2="28.9cm">
          <text:p/>
        </draw:line>
        <draw:frame draw:style-name="gr8" draw:text-style-name="P5" draw:layer="layout" svg:width="1.552cm" svg:height="0.747cm" svg:x="14.389cm" svg:y="28.205cm">
          <draw:text-box>
            <text:p text:style-name="P3"><text:span text:style-name="T2">FALSE</text:span></text:p>
          </draw:text-box>
        </draw:frame>
        <draw:line draw:style-name="gr7" draw:text-style-name="P7" draw:layer="layout" svg:x1="6.1cm" svg:y1="39.9cm" svg:x2="15.2cm" svg:y2="39.9cm">
          <text:p/>
        </draw:line>
        <draw:custom-shape draw:style-name="gr14" draw:text-style-name="P6" draw:layer="layout" svg:width="4.4cm" svg:height="1.5cm" svg:x="3.901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5" draw:layer="layout" svg:width="2.822cm" svg:height="0.747cm" svg:x="4.69cm" svg:y="30.503cm">
          <draw:text-box>
            <text:p text:style-name="P3"><text:span text:style-name="T2">if service == tcp</text:span></text:p>
          </draw:text-box>
        </draw:frame>
        <draw:line draw:style-name="gr7" draw:text-style-name="P7" draw:layer="layout" svg:x1="3.801cm" svg:y1="30.9cm" svg:x2="2.701cm" svg:y2="30.9cm">
          <text:p/>
        </draw:line>
        <draw:line draw:style-name="gr6" draw:text-style-name="P7" draw:layer="layout" svg:x1="2.701cm" svg:y1="30.9cm" svg:x2="2.701cm" svg:y2="30.9cm">
          <text:p/>
        </draw:line>
        <draw:line draw:style-name="gr6" draw:text-style-name="P7" draw:layer="layout" svg:x1="2.701cm" svg:y1="30.9cm" svg:x2="2.701cm" svg:y2="31.99cm">
          <text:p/>
        </draw:line>
        <draw:frame draw:style-name="gr8" draw:text-style-name="P5" draw:layer="layout" svg:width="1.34cm" svg:height="0.747cm" svg:x="2.089cm" svg:y="30.204cm">
          <draw:text-box>
            <text:p text:style-name="P3"><text:span text:style-name="T2">TRUE</text:span></text:p>
          </draw:text-box>
        </draw:frame>
        <draw:line draw:style-name="gr7" draw:text-style-name="P7" draw:layer="layout" svg:x1="2.701cm" svg:y1="34cm" svg:x2="2.701cm" svg:y2="34.6cm">
          <text:p/>
        </draw:line>
        <draw:line draw:style-name="gr7" draw:text-style-name="P7" draw:layer="layout" svg:x1="9.501cm" svg:y1="30.9cm" svg:x2="8.401cm" svg:y2="30.9cm">
          <text:p/>
        </draw:line>
        <draw:frame draw:style-name="gr8" draw:text-style-name="P5" draw:layer="layout" svg:width="1.552cm" svg:height="0.747cm" svg:x="8.29cm" svg:y="30.205cm">
          <draw:text-box>
            <text:p text:style-name="P3"><text:span text:style-name="T2">FALSE</text:span></text:p>
          </draw:text-box>
        </draw:frame>
        <draw:line draw:style-name="gr7" draw:text-style-name="P7" draw:layer="layout" svg:x1="2.701cm" svg:y1="34.6cm" svg:x2="9.501cm" svg:y2="34.6cm">
          <text:p/>
        </draw:line>
        <draw:line draw:style-name="gr6" draw:text-style-name="P7" draw:layer="layout" svg:x1="6.101cm" svg:y1="34.6cm" svg:x2="6.101cm" svg:y2="35.7cm">
          <text:p/>
        </draw:line>
        <draw:line draw:style-name="gr6" draw:text-style-name="P7" draw:layer="layout" svg:x1="9.501cm" svg:y1="30.9cm" svg:x2="9.501cm" svg:y2="30.9cm">
          <text:p/>
        </draw:line>
        <draw:line draw:style-name="gr6" draw:text-style-name="P7" draw:layer="layout" svg:x1="9.501cm" svg:y1="30.9cm" svg:x2="9.501cm" svg:y2="31.99cm">
          <text:p/>
        </draw:line>
        <draw:line draw:style-name="gr7" draw:text-style-name="P7" draw:layer="layout" svg:x1="9.501cm" svg:y1="33.6cm" svg:x2="9.501cm" svg:y2="34.6cm">
          <text:p/>
        </draw:line>
        <draw:frame draw:style-name="gr8" draw:text-style-name="P8" draw:layer="layout" svg:width="3.431cm" svg:height="2.006cm" svg:x="0.789cm" svg:y="32.005cm">
          <draw:text-box>
            <text:p text:style-name="P3"><text:span text:style-name="T2">Salvo come socket </text:span><text:span text:style-name="T2"><text:line-break/></text:span><text:span text:style-name="T2">per il servizio la </text:span><text:span text:style-name="T2"><text:line-break/></text:span><text:span text:style-name="T2">socket di </text:span><text:span text:style-name="T2"><text:line-break/></text:span><text:span text:style-name="T2">connessione </text:span><text:span text:style-name="T2"><text:line-break/></text:span><text:span text:style-name="T2">connection_sfd</text:span></text:p>
          </draw:text-box>
        </draw:frame>
        <draw:frame draw:style-name="gr8" draw:text-style-name="P8" draw:layer="layout" svg:width="3.431cm" svg:height="1.655cm" svg:x="7.589cm" svg:y="32.005cm">
          <draw:text-box>
            <text:p text:style-name="P3"><text:span text:style-name="T2">Salvo come socket </text:span><text:span text:style-name="T2"><text:line-break/></text:span><text:span text:style-name="T2">per il servizio la </text:span><text:span text:style-name="T2"><text:line-break/></text:span><text:span text:style-name="T2">socket di </text:span><text:span text:style-name="T2"><text:line-break/></text:span><text:span text:style-name="T2">benvenuto sfd</text:span></text:p>
          </draw:text-box>
        </draw:frame>
        <draw:frame draw:style-name="gr15" draw:text-style-name="P5" draw:layer="layout" svg:width="8.677cm" svg:height="1.304cm" svg:x="1.8cm" svg:y="35.706cm">
          <draw:text-box>
            <text:p text:style-name="P3"><text:span text:style-name="T2">Chiudo i file descriptor di stdin (fd := 0), stdout(fd := 1) </text:span><text:span text:style-name="T2"><text:line-break/></text:span><text:span text:style-name="T2">e stderr(fd := 2) e li sostituisco con la socket </text:span><text:span text:style-name="T2"><text:line-break/></text:span><text:span text:style-name="T2">salvata per il servizio</text:span></text:p>
          </draw:text-box>
        </draw:frame>
        <draw:line draw:style-name="gr6" draw:text-style-name="P7" draw:layer="layout" svg:x1="6.101cm" svg:y1="36.9cm" svg:x2="6.101cm" svg:y2="38cm">
          <text:p/>
        </draw:line>
        <draw:frame draw:style-name="gr16" draw:text-style-name="P5" draw:layer="layout" svg:width="8.731cm" svg:height="1.304cm" svg:x="1.801cm" svg:y="38.007cm">
          <draw:text-box>
            <text:p text:style-name="P3"><text:span text:style-name="T5">Chiamo la funzione </text:span><text:span text:style-name="T6">execle() </text:span><text:span text:style-name="T5"><text:s/>per sostituire l’immagine </text:span><text:span text:style-name="T5"><text:line-break/></text:span><text:span text:style-name="T5">del processo figlio con quella del processo server</text:span><text:span text:style-name="T5"><text:line-break/></text:span><text:span text:style-name="T5"> richiesto dal servizio</text:span></text:p>
          </draw:text-box>
        </draw:frame>
        <draw:line draw:style-name="gr6" draw:text-style-name="P7" draw:layer="layout" svg:x1="15.201cm" svg:y1="28.9cm" svg:x2="15.201cm" svg:y2="28.9cm">
          <text:p/>
        </draw:line>
        <draw:line draw:style-name="gr6" draw:text-style-name="P7" draw:layer="layout" svg:x1="15.201cm" svg:y1="28.9cm" svg:x2="15.201cm" svg:y2="29.99cm">
          <text:p/>
        </draw:line>
        <draw:custom-shape draw:style-name="gr14" draw:text-style-name="P6" draw:layer="layout" svg:width="4.4cm" svg:height="1.5cm" svg:x="13.002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5" draw:layer="layout" svg:width="2.822cm" svg:height="0.747cm" svg:x="13.791cm" svg:y="30.503cm">
          <draw:text-box>
            <text:p text:style-name="P3"><text:span text:style-name="T2">if service == tcp</text:span></text:p>
          </draw:text-box>
        </draw:frame>
        <draw:line draw:style-name="gr7" draw:text-style-name="P7" draw:layer="layout" svg:x1="12.902cm" svg:y1="30.9cm" svg:x2="11.802cm" svg:y2="30.9cm">
          <text:p/>
        </draw:line>
        <draw:line draw:style-name="gr6" draw:text-style-name="P7" draw:layer="layout" svg:x1="11.802cm" svg:y1="30.9cm" svg:x2="11.802cm" svg:y2="30.9cm">
          <text:p/>
        </draw:line>
        <draw:frame draw:style-name="gr8" draw:text-style-name="P5" draw:layer="layout" svg:width="1.552cm" svg:height="0.747cm" svg:x="11.19cm" svg:y="30.204cm">
          <draw:text-box>
            <text:p text:style-name="P3"><text:span text:style-name="T2">FALSE</text:span></text:p>
          </draw:text-box>
        </draw:frame>
        <draw:line draw:style-name="gr7" draw:text-style-name="P7" draw:layer="layout" svg:x1="11.802cm" svg:y1="30.9cm" svg:x2="11.802cm" svg:y2="33.2cm">
          <text:p/>
        </draw:line>
        <draw:line draw:style-name="gr7" draw:text-style-name="P7" draw:layer="layout" svg:x1="18.602cm" svg:y1="30.9cm" svg:x2="17.502cm" svg:y2="30.9cm">
          <text:p/>
        </draw:line>
        <draw:frame draw:style-name="gr8" draw:text-style-name="P5" draw:layer="layout" svg:width="1.34cm" svg:height="0.747cm" svg:x="17.391cm" svg:y="30.205cm">
          <draw:text-box>
            <text:p text:style-name="P3"><text:span text:style-name="T2">TRUE</text:span></text:p>
          </draw:text-box>
        </draw:frame>
        <draw:line draw:style-name="gr7" draw:text-style-name="P7" draw:layer="layout" svg:x1="11.802cm" svg:y1="33.2cm" svg:x2="18.602cm" svg:y2="33.2cm">
          <text:p/>
        </draw:line>
        <draw:line draw:style-name="gr6" draw:text-style-name="P7" draw:layer="layout" svg:x1="15.202cm" svg:y1="33.2cm" svg:x2="15.202cm" svg:y2="34.3cm">
          <text:p/>
        </draw:line>
        <draw:line draw:style-name="gr6" draw:text-style-name="P7" draw:layer="layout" svg:x1="18.602cm" svg:y1="30.9cm" svg:x2="18.602cm" svg:y2="30.9cm">
          <text:p/>
        </draw:line>
        <draw:line draw:style-name="gr6" draw:text-style-name="P7" draw:layer="layout" svg:x1="18.602cm" svg:y1="30.9cm" svg:x2="18.602cm" svg:y2="31.99cm">
          <text:p/>
        </draw:line>
        <draw:line draw:style-name="gr7" draw:text-style-name="P7" draw:layer="layout" svg:x1="18.602cm" svg:y1="32.6cm" svg:x2="18.602cm" svg:y2="33.2cm">
          <text:p/>
        </draw:line>
        <draw:frame draw:style-name="gr8" draw:text-style-name="P8" draw:layer="layout" svg:width="3.965cm" svg:height="0.747cm" svg:x="15.981cm" svg:y="32.049cm">
          <draw:text-box>
            <text:p text:style-name="P3"><text:span text:style-name="T2">close (connection_sfd)</text:span></text:p>
          </draw:text-box>
        </draw:frame>
        <draw:frame draw:style-name="gr8" draw:text-style-name="P8" draw:layer="layout" svg:width="8.376cm" svg:height="1.655cm" svg:x="10.979cm" svg:y="34.353cm">
          <draw:text-box>
            <text:p text:style-name="P3"><text:span text:style-name="T2">Se è stato richiesto un servizio di tipo wait </text:span><text:span text:style-name="T2"><text:line-break/></text:span><text:span text:style-name="T2">salvo in struttura il pid del figlio che è stato abilitato </text:span><text:span text:style-name="T2"><text:line-break/></text:span><text:span text:style-name="T2">e rimuovo dalla struttura </text:span><text:span text:style-name="T6">fd_set</text:span><text:span text:style-name="T6"><text:line-break/></text:span><text:span text:style-name="T5"> il file descriptor della socket che è stata attivata</text:span><text:span text:style-name="T2"> </text:span></text:p>
          </draw:text-box>
        </draw:frame>
        <draw:line draw:style-name="gr7" draw:text-style-name="P7" draw:layer="layout" svg:x1="15.2cm" svg:y1="36cm" svg:x2="15.2cm" svg:y2="39.9cm">
          <text:p/>
        </draw:line>
        <draw:frame draw:style-name="gr17" draw:text-style-name="P5" draw:layer="layout" svg:width="9.769cm" svg:height="1.195cm" svg:x="5.616cm" svg:y="20.005cm">
          <draw:text-box>
            <text:p text:style-name="P3"><text:span text:style-name="T3">Una volta che la select viene abilitata correttamente,</text:span><text:span text:style-name="T3"><text:line-break/></text:span><text:span text:style-name="T3">cerco la descrizione del servizio richiesto nella struttura dati</text:span></text:p>
          </draw:text-box>
        </draw:frame>
        <draw:line draw:style-name="gr6" draw:text-style-name="P7" draw:layer="layout" svg:x1="10.5cm" svg:y1="20.9cm" svg:x2="10.5cm" svg:y2="22cm">
          <text:p/>
        </draw:line>
        <draw:line draw:style-name="gr7" draw:text-style-name="P7" draw:layer="layout" svg:x1="10.5cm" svg:y1="39.9cm" svg:x2="10.5cm" svg:y2="40.5cm">
          <text:p/>
        </draw:line>
        <draw:line draw:style-name="gr7" draw:text-style-name="P7" draw:layer="layout" svg:x1="10.5cm" svg:y1="40.5cm" svg:x2="19.7cm" svg:y2="40.5cm">
          <text:p/>
        </draw:line>
        <draw:line draw:style-name="gr7" draw:text-style-name="P7" draw:layer="layout" svg:x1="19.7cm" svg:y1="16.4cm" svg:x2="19.7cm" svg:y2="40.5cm">
          <text:p/>
        </draw:line>
        <draw:line draw:style-name="gr6" draw:text-style-name="P7" draw:layer="layout" svg:x1="19.75cm" svg:y1="16.45cm" svg:x2="15.75cm" svg:y2="16.4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11:46:27.233000000</meta:creation-date>
    <dc:date>2019-12-16T13:19:45.692000000</dc:date>
    <meta:editing-duration>PT45M25S</meta:editing-duration>
    <meta:editing-cycles>7</meta:editing-cycles>
    <meta:generator>LibreOffice/6.3.1.2$Windows_X86_64 LibreOffice_project/b79626edf0065ac373bd1df5c28bd630b4424273</meta:generator>
    <meta:document-statistic meta:object-count="95"/>
  </office:meta>
</office:document-meta>
</file>